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Utils.getJndiProperty( Context ctx , String property , Object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ndiUtils.getJndiProperty( Context ctx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